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26cm" fo:min-width="2.376cm" fo:padding-top="0.15cm" fo:padding-bottom="0.15cm" fo:padding-left="0.275cm" fo:padding-right="0.27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ffffff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text-properties fo:font-size="14pt" fo:font-weight="bold"/>
    </style:style>
    <style:style style:name="T1" style:family="text">
      <style:text-properties fo:font-size="12pt"/>
    </style:style>
    <style:style style:name="T2" style:family="text">
      <style:text-properties fo:font-size="14pt" fo:font-weight="bold"/>
    </style:style>
    <style:style style:name="T3" style:family="text">
      <style:text-properties fo:font-size="12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7cm" svg:y="3cm">
          <text:p text:style-name="P1">Population initial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4cm" svg:x2="9.5cm" svg:y2="5cm">
          <text:p/>
        </draw:line>
        <draw:custom-shape draw:style-name="gr1" draw:text-style-name="P2" draw:layer="layout" svg:width="5cm" svg:height="1cm" svg:x="7cm" svg:y="4.988cm">
          <text:p text:style-name="P1">Évalu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5.988cm" svg:x2="9.5cm" svg:y2="6.988cm">
          <text:p/>
        </draw:line>
        <draw:custom-shape draw:style-name="gr1" draw:text-style-name="P2" draw:layer="layout" svg:width="5cm" svg:height="1cm" svg:x="7cm" svg:y="6.988cm">
          <text:p text:style-name="P1">Sélec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7.988cm" svg:x2="9.5cm" svg:y2="8.988cm">
          <text:p/>
        </draw:line>
        <draw:custom-shape draw:style-name="gr1" draw:text-style-name="P2" draw:layer="layout" svg:width="5cm" svg:height="1cm" svg:x="7cm" svg:y="8.988cm">
          <text:p text:style-name="P1">Croiseme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9.988cm" svg:x2="9.5cm" svg:y2="10.988cm">
          <text:p/>
        </draw:line>
        <draw:custom-shape draw:style-name="gr1" draw:text-style-name="P2" draw:layer="layout" svg:width="5cm" svg:height="1cm" svg:x="7cm" svg:y="10.988cm">
          <text:p text:style-name="P1">Mut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16.988cm" svg:x2="9.5cm" svg:y2="17.988cm">
          <text:p/>
        </draw:line>
        <draw:polygon draw:style-name="gr3" draw:text-style-name="P5" draw:layer="layout" svg:width="4.949cm" svg:height="1.999cm" svg:x="7cm" svg:y="18cm" svg:viewBox="0 0 4950 2000" draw:points="2475,0 4950,999 2475,2000 0,999">
          <text:p text:style-name="P4"><text:span text:style-name="T1">Condition d’arrêt</text:span></text:p>
        </draw:polygon>
        <draw:line draw:style-name="gr2" draw:text-style-name="P3" draw:layer="layout" svg:x1="9.5cm" svg:y1="19.976cm" svg:x2="9.5cm" svg:y2="20.976cm">
          <text:p/>
        </draw:line>
        <draw:frame draw:style-name="gr4" draw:text-style-name="P6" draw:layer="layout" svg:width="1.319cm" svg:height="0.802cm" svg:x="9.8cm" svg:y="20.098cm">
          <draw:text-box>
            <text:p><text:span text:style-name="T2">O</text:span><text:span text:style-name="T2">ui</text:span></text:p>
          </draw:text-box>
        </draw:frame>
        <draw:frame draw:style-name="gr4" draw:text-style-name="P6" draw:layer="layout" svg:width="1.459cm" svg:height="0.802cm" svg:x="5.201cm" svg:y="18.098cm">
          <draw:text-box>
            <text:p><text:span text:style-name="T2">Non</text:span></text:p>
          </draw:text-box>
        </draw:frame>
        <draw:line draw:style-name="gr5" draw:text-style-name="P3" draw:layer="layout" svg:x1="7.05cm" svg:y1="19cm" svg:x2="4cm" svg:y2="19cm">
          <text:p/>
        </draw:line>
        <draw:line draw:style-name="gr5" draw:text-style-name="P3" draw:layer="layout" svg:x1="4cm" svg:y1="19cm" svg:x2="4cm" svg:y2="4.5cm">
          <text:p/>
        </draw:line>
        <draw:line draw:style-name="gr6" draw:text-style-name="P3" draw:layer="layout" svg:x1="4cm" svg:y1="4.5cm" svg:x2="9.5cm" svg:y2="4.5cm">
          <text:p/>
        </draw:line>
        <draw:custom-shape draw:style-name="gr1" draw:text-style-name="P2" draw:layer="layout" svg:width="5cm" svg:height="1cm" svg:x="7cm" svg:y="20.976cm">
          <text:p text:style-name="P1">Fix-and-optimiz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21.976cm" svg:x2="9.5cm" svg:y2="22.976cm">
          <text:p/>
        </draw:line>
        <draw:custom-shape draw:style-name="gr1" draw:text-style-name="P2" draw:layer="layout" svg:width="5cm" svg:height="1cm" svg:x="7cm" svg:y="22.976cm">
          <text:p text:style-name="P1">STO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11.976cm" svg:x2="9.5cm" svg:y2="12.976cm">
          <text:p/>
        </draw:line>
        <draw:polygon draw:style-name="gr3" draw:text-style-name="P5" draw:layer="layout" svg:width="7.649cm" svg:height="2.011cm" svg:x="5.7cm" svg:y="12.988cm" svg:viewBox="0 0 7650 2012" draw:points="3824,0 7650,1005 3824,2012 0,1005">
          <text:p text:style-name="P4"><text:span text:style-name="T3">m</text:span><text:span text:style-name="T1"> itérations sans </text:span><text:span text:style-name="T1">amélioration</text:span></text:p>
        </draw:polygon>
        <draw:line draw:style-name="gr2" draw:text-style-name="P3" draw:layer="layout" svg:x1="9.5cm" svg:y1="14.964cm" svg:x2="9.5cm" svg:y2="15.964cm">
          <text:p/>
        </draw:line>
        <draw:frame draw:style-name="gr4" draw:text-style-name="P6" draw:layer="layout" svg:width="1.319cm" svg:height="0.802cm" svg:x="9.8cm" svg:y="15.086cm">
          <draw:text-box>
            <text:p><text:span text:style-name="T2">Oui</text:span></text:p>
          </draw:text-box>
        </draw:frame>
        <draw:custom-shape draw:style-name="gr1" draw:text-style-name="P2" draw:layer="layout" svg:width="5cm" svg:height="1cm" svg:x="7cm" svg:y="15.988cm">
          <text:p text:style-name="P1">Nouvelle populatio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75cm" svg:y1="14cm" svg:x2="4cm" svg:y2="14cm">
          <text:p/>
        </draw:line>
        <draw:frame draw:style-name="gr4" draw:text-style-name="P6" draw:layer="layout" svg:width="1.459cm" svg:height="0.802cm" svg:x="4.002cm" svg:y="13.098cm">
          <draw:text-box>
            <text:p><text:span text:style-name="T2">N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5:41:19.582249077</meta:creation-date>
    <dc:date>2023-08-16T03:34:18.326210084</dc:date>
    <meta:editing-duration>PT11H5M14S</meta:editing-duration>
    <meta:editing-cycles>2</meta:editing-cycles>
    <meta:generator>LibreOffice/7.3.7.2$Linux_X86_64 LibreOffice_project/30$Build-2</meta:generator>
    <meta:document-statistic meta:object-count="27"/>
  </office:meta>
</office:document-meta>
</file>